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flexion</text:p>
      <text:p text:style-name="Standard"/>
      <text:p text:style-name="Standard">Einstellung zum Projekt</text:p>
      <text:p text:style-name="Standard"/>
      <text:p text:style-name="Standard"/>
      <text:p text:style-name="Standard">Das Thema "Studieren in Namibia", als Auslandssemester, haben ich aus Interesse gewählt, da ich eine solches Semester gerne einmal machen würde, aber auch, da ein Praxissemester für mich nicht von Interesse ist, da ich gerne meine Sprachfähigkeiten verbessern möchte.</text:p>
      <text:p text:style-name="Standard">Da ein Auslandssemester genau das bietet, habe ich mich entschlossen ein solches Thema als Projektthema zu wählen.</text:p>
      <text:p text:style-name="Standard"/>
      <text:p text:style-name="Standard">Gruppe</text:p>
      <text:p text:style-name="Standard"/>
      <text:p text:style-name="Standard">Die Projektbearbeitung verlief, meiner Ansicht nach, sehr gut, obwohl es zwischendurch zu dem einen oder anderem Fauxpas in Sachen Terminabsprache gekommen ist.</text:p>
      <text:p text:style-name="Standard">Streitigkeiten oder ähnliches, sind in unserer Gruppe nicht aufgetreten, sowie auch keine Benachteiligung in der Bearbeitung innerhalb unseres Projekts.</text:p>
      <text:p text:style-name="Standard">Die Motivation war, aus meiner Sicht, bei allen kontinuierlich auf einem sehr hohen Level, wobei meine sich eher aus dem Interesse am Thema herleiten lässt.</text:p>
      <text:p text:style-name="Standard"/>
      <text:p text:style-name="Standard">Weiter Probleme, außer in Hinsicht auf die Termine, hatten wir in unserer Gruppe keine.</text:p>
      <text:p text:style-name="Standard">Ich werde, für zukünftige Projekte, darauf achten, dass die Absprachen in dem Bereich Termine deutlich besser gehandhabt werden und wenn nötig auch an dieser Stelle selbst die Initiative ergreifen.</text:p>
      <text:p text:style-name="Standard"/>
      <text:p text:style-name="Standard">Fazit</text:p>
      <text:p text:style-name="Standard"/>
      <text:p text:style-name="Standard">Die Gruppenarbeit an sich, hat mir, denke ich, bis auf den kleinen Fauxpas, nicht viel gebracht, da Gruppenarbeiten bzw. -projekte nichts neues für mich sind.</text:p>
      <text:p text:style-name="Standard">Trotzdem war es einmal gut zu sehen, was auf einen zukommt, wenn man tatsächlich ein Auslandssemester plant bzw. bestreiten möchte.</text:p>
      <text:p text:style-name="Standard">Ob ich nun wirklich ein Auslandssemester absolvieren werde, kann ich noch nicht sagen, aber wenn ich die Möglichkeit habe, werde ich es mach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3:31:21.55</meta:creation-date>
    <meta:document-statistic meta:table-count="0" meta:image-count="0" meta:object-count="0" meta:page-count="1" meta:paragraph-count="14" meta:word-count="239" meta:character-count="1608"/>
    <dc:date>2012-06-25T13:56:25.68</dc:date>
    <meta:editing-duration>PT9M13S</meta:editing-duration>
    <meta:editing-cycles>1</meta:editing-cycles>
    <meta:generator>OpenOffice.org/3.4$Win32 OpenOffice.org_project/340m1$Build-9590</meta:generator>
  </office:meta>
</office:document-meta>
</file>